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color="#ff0000" fo:font-size="16pt" style:font-size-asian="16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font-size="16pt" officeooo:rsid="00200cb9" officeooo:paragraph-rsid="00200cb9" style:font-size-asian="16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font-size="16pt" officeooo:rsid="00200cb9" officeooo:paragraph-rsid="00200cb9" style:font-size-asian="1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51df" style:font-size-asian="16pt"/>
    </style:style>
    <style:style style:name="T5" style:family="text">
      <style:text-properties officeooo:rsid="0021c5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OTTIN</text:span><text:span text:style-name="T2"><text:tab/><text:tab/><text:tab/><text:tab/><text:tab/><text:tab/><text:tab/><text:tab/><text:tab/></text:span><text:span text:style-name="T4">08</text:span><text:span text:style-name="T3">-</text:span><text:span text:style-name="T4">06</text:span><text:span text:style-name="T3">-</text:span><text:span text:style-name="T4">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4">23</text:span></text:p>
      <text:p text:style-name="P4">Suivi de Projet – Projet Arcanor</text:p>
      <text:p text:style-name="P4"/>
      <text:p text:style-name="P2"/>
      <text:p text:style-name="P3">Résumé :</text:p>
      <text:p text:style-name="P5">-Reprise de Game et Board du projet précédent PowerN.</text:p>
      <text:p text:style-name="P5">-Création de HumanPlayer <text:span text:style-name="T5">et AIPlay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8</meta:editing-cycles>
    <meta:print-date>2018-05-24T06:58:00</meta:print-date>
    <meta:creation-date>2018-05-24T06:16:00</meta:creation-date>
    <dc:date>2018-06-18T17:26:03.511290750</dc:date>
    <meta:editing-duration>PT54M36S</meta:editing-duration>
    <meta:generator>LibreOffice/5.3.7.2.0$Linux_X86_64 LibreOffice_project/30$Build-2</meta:generator>
    <meta:document-statistic meta:table-count="0" meta:image-count="0" meta:object-count="0" meta:page-count="1" meta:paragraph-count="6" meta:word-count="30" meta:character-count="189" meta:non-whitespace-character-count="1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